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_32_2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7" style:family="table-cell" style:parent-style-name="Hiperv_237_nculo" style:data-style-name="N0">
      <style:text-properties fo:color="#0563C1" style:text-underline-style="solid" style:text-underline-type="single"/>
    </style:style>
    <style:style style:name="ce8" style:family="table-cell" style:parent-style-name="Hiperv_237_nculo" style:data-style-name="N0">
      <style:table-cell-properties fo:border-top="none" fo:border-bottom="thin solid #000000" fo:border-left="none" fo:border-right="none" style:vertical-align="middle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0.28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7.9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M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0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MARZO 2024, consta de varias secciones que nos permiten tener indicadores de empleo a nivel nacion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4-09T00:00:00" table:style-name="ce5">
            <text:p>2024-04-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Responsable</text:p>
          </table:table-cell>
          <table:table-cell office:value-type="string" table:style-name="ce6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Etiquetas</text:p>
          </table:table-cell>
          <table:table-cell office:value-type="string" table:style-name="ce3">
            <text:p>Enemdu, actividad enconómica, trabajo, empleo, desempleo, fuentes de ingres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8">
            <text:p><text:a xlink:href="https://www.ecuadorencifras.gob.ec/documentos/web-inec/EMPLEO/2024/Marzo_2024/2_BDD_DATOS_ABIERTOS_ENEMDU_2024_03_CSV.zip">https://www.ecuadorencifras.gob.ec/documentos/web-inec/EMPLEO/2024/Marzo_2024/2_BDD_DATOS_ABIERTOS_ENEMDU_2024_03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7:01:11Z</meta:creation-date>
    <dc:date>2024-04-09T14:16:37Z</dc:date>
  </office:meta>
</office:document-meta>
</file>